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978" officeooo:paragraph-rsid="00162978"/>
    </style:style>
    <style:style style:name="P2" style:family="paragraph" style:parent-style-name="Standard" style:list-style-name="L1">
      <style:text-properties officeooo:rsid="00162978" officeooo:paragraph-rsid="001629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résentation : </text:p>
      <text:list xml:id="list6959252278980276659" text:style-name="L1">
        <text:list-item>
          <text:p text:style-name="P2">1 Mb est représenté par 1 Kb</text:p>
        </text:list-item>
        <text:list-item>
          <text:p text:style-name="P2">Donc 1 Gb → 1Mb = 1000 Kb. On obtient donc</text:p>
          <text:list>
            <text:list-item>
              <text:p text:style-name="P2">débit en Mb</text:p>
            </text:list-item>
            <text:list-item>
              <text:p text:style-name="P2">Fenêtre : 1,5 byte (car 1byte → 1Kb)</text:p>
            </text:list-item>
            <text:list-item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0:33:57.955307574</meta:creation-date>
    <dc:date>2016-12-24T10:44:32.255064001</dc:date>
    <meta:editing-duration>PT24S</meta:editing-duration>
    <meta:editing-cycles>1</meta:editing-cycles>
    <meta:document-statistic meta:table-count="0" meta:image-count="0" meta:object-count="0" meta:page-count="1" meta:paragraph-count="6" meta:word-count="36" meta:character-count="139" meta:non-whitespace-character-count="112"/>
    <meta:generator>LibreOffice/5.1.4.2$Linux_X86_64 LibreOffice_project/10m0$Build-2</meta:generator>
  </office:meta>
</office:document-meta>
</file>